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9d038" officeooo:paragraph-rsid="0019d038"/>
    </style:style>
    <style:style style:name="T1" style:family="text">
      <style:text-properties officeooo:rsid="0019d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Here at GASANDGO, “Convenience, luxury and modern technique” are our only beliefs. A start up from April 2019, hopes to extend our reach outwards unto the Ti-cities arena. We are an online delivery service of which provides gasoline to your location. However, how can one acquire such Utopian convenience? You may ask such a question and one will replay with two simple steps. Go onto <text:s/>our website and contact us. A little more than a few words and we will send out a delivery of fuel to your location. Diesel and Gasoline at standard to premium, “we have it all!”. On our website one can find that our schedule ranges from 7:00 A:M to 6:00 P:M. Our service shows great reliability from consistency to family friendly delivery servers. All locations in Kennewick are available to delivery of which ranges from 15:00 to 30:00 minutes time. We promise that this time frame is met with our cards in pl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d038" officeooo:paragraph-rsid="0019d03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ASANDGO FOR ANY REGIONAL AUTOMOTIVE VEHIC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0:05:20.924577463</meta:creation-date>
    <dc:date>2019-04-19T10:30:51.276225198</dc:date>
    <meta:editing-duration>PT4M29S</meta:editing-duration>
    <meta:editing-cycles>1</meta:editing-cycles>
    <meta:document-statistic meta:table-count="0" meta:image-count="0" meta:object-count="0" meta:page-count="1" meta:paragraph-count="2" meta:word-count="164" meta:character-count="946" meta:non-whitespace-character-count="782"/>
    <meta:generator>LibreOffice/6.1.5.2$Linux_X86_64 LibreOffice_project/10$Build-2</meta:generator>
  </office:meta>
</office:document-meta>
</file>